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ver arrow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38216.4" calcext:value-type="float">
            <text:p>38216.4</text:p>
          </table:table-cell>
          <table:table-cell table:style-name="ce1" office:value-type="float" office:value="38769" calcext:value-type="float">
            <text:p>38769.0</text:p>
          </table:table-cell>
          <table:table-cell/>
          <table:table-cell table:formula="of:=[.G4]-[.F4]" office:value-type="float" office:value="552.599999999999" calcext:value-type="float">
            <text:p>552.599999999999</text:p>
          </table:table-cell>
          <table:table-cell/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6031.8" calcext:value-type="float">
            <text:p>16031.8</text:p>
          </table:table-cell>
          <table:table-cell office:value-type="float" office:value="27482.6" calcext:value-type="float">
            <text:p>27482.6</text:p>
          </table:table-cell>
          <table:table-cell/>
          <table:table-cell table:formula="of:=[.G5]-[.F5]" office:value-type="float" office:value="11450.8" calcext:value-type="float">
            <text:p>11450.8</text:p>
          </table:table-cell>
          <table:table-cell/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2101.8" calcext:value-type="float">
            <text:p>2101.8</text:p>
          </table:table-cell>
          <table:table-cell office:value-type="float" office:value="2356.4" calcext:value-type="float">
            <text:p>2356.4</text:p>
          </table:table-cell>
          <table:table-cell/>
          <table:table-cell table:formula="of:=[.G6]-[.F6]" office:value-type="float" office:value="254.6" calcext:value-type="float">
            <text:p>254.6</text:p>
          </table:table-cell>
          <table:table-cell/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9536.6" calcext:value-type="float">
            <text:p>19536.6</text:p>
          </table:table-cell>
          <table:table-cell office:value-type="float" office:value="25916.1" calcext:value-type="float">
            <text:p>25916.1</text:p>
          </table:table-cell>
          <table:table-cell/>
          <table:table-cell table:formula="of:=[.G7]-[.F7]" office:value-type="float" office:value="6379.5" calcext:value-type="float">
            <text:p>6379.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ver native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Relative Perf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45250" calcext:value-type="float">
            <text:p>45250</text:p>
          </table:table-cell>
          <table:table-cell office:value-type="float" office:value="45606.6" calcext:value-type="float">
            <text:p>45606.6</text:p>
          </table:table-cell>
          <table:table-cell/>
          <table:table-cell table:formula="of:=[.G13]-SUM([.C13:.F13])" office:value-type="float" office:value="355.5" calcext:value-type="float">
            <text:p>355.5</text:p>
          </table:table-cell>
          <table:table-cell table:style-name="ce2" table:formula="of:=[.G13]/[.G4]" office:value-type="float" office:value="1.1763677164745" calcext:value-type="float">
            <text:p>1.18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2633.6" calcext:value-type="float">
            <text:p>22633.6</text:p>
          </table:table-cell>
          <table:table-cell table:style-name="ce1" office:value-type="float" office:value="23334.1" calcext:value-type="float">
            <text:p>23334.1</text:p>
          </table:table-cell>
          <table:table-cell/>
          <table:table-cell table:formula="of:=[.G14]-SUM([.C14:.F14])" office:value-type="float" office:value="697.5" calcext:value-type="float">
            <text:p>697.5</text:p>
          </table:table-cell>
          <table:table-cell table:style-name="ce2" table:formula="of:=[.G14]/[.G5]" office:value-type="float" office:value="0.849049944328411" calcext:value-type="float">
            <text:p>0.85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5541.8" calcext:value-type="float">
            <text:p>15541.8</text:p>
          </table:table-cell>
          <table:table-cell office:value-type="float" office:value="15626.6" calcext:value-type="float">
            <text:p>15626.6</text:p>
          </table:table-cell>
          <table:table-cell/>
          <table:table-cell table:formula="of:=[.G15]-SUM([.C15:.F15])" office:value-type="float" office:value="84.3000000000011" calcext:value-type="float">
            <text:p>84.3000000000011</text:p>
          </table:table-cell>
          <table:table-cell table:style-name="ce2" table:formula="of:=[.G15]/[.G6]" office:value-type="float" office:value="6.63155661178068" calcext:value-type="float">
            <text:p>6.63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0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33590.2" calcext:value-type="float">
            <text:p>33590.2</text:p>
          </table:table-cell>
          <table:table-cell office:value-type="float" office:value="34688.5" calcext:value-type="float">
            <text:p>34688.5</text:p>
          </table:table-cell>
          <table:table-cell/>
          <table:table-cell table:formula="of:=[.G16]-SUM([.C16:.F16])" office:value-type="float" office:value="1096.60000000001" calcext:value-type="float">
            <text:p>1096.60000000001</text:p>
          </table:table-cell>
          <table:table-cell table:style-name="ce2" table:formula="of:=[.G16]/[.G7]" office:value-type="float" office:value="1.33849228857737" calcext:value-type="float">
            <text:p>1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8:15:32.362775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19:20:33.997403933</dc:date>
    <meta:editing-duration>PT3H17M49S</meta:editing-duration>
    <meta:editing-cycles>13</meta:editing-cycles>
    <meta:generator>LibreOffice/7.6.2.1$Linux_X86_64 LibreOffice_project/60$Build-1</meta:generator>
    <meta:document-statistic meta:table-count="1" meta:cell-count="87" meta:object-count="0"/>
  </office:meta>
</office:document-meta>
</file>